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169" officeooo:paragraph-rsid="00111169"/>
    </style:style>
    <style:style style:name="P2" style:family="paragraph" style:parent-style-name="Standard">
      <style:text-properties officeooo:rsid="00131139" officeooo:paragraph-rsid="00131139"/>
    </style:style>
    <style:style style:name="P3" style:family="paragraph" style:parent-style-name="Standard">
      <style:text-properties officeooo:rsid="0014a8b8" officeooo:paragraph-rsid="0014a8b8"/>
    </style:style>
    <style:style style:name="P4" style:family="paragraph" style:parent-style-name="Standard">
      <style:paragraph-properties fo:text-align="start" style:justify-single-word="false"/>
      <style:text-properties officeooo:rsid="00159858" officeooo:paragraph-rsid="00159858"/>
    </style:style>
    <style:style style:name="P5" style:family="paragraph" style:parent-style-name="Standard">
      <style:text-properties officeooo:rsid="0016fa64" officeooo:paragraph-rsid="0016fa64"/>
    </style:style>
    <style:style style:name="T1" style:family="text">
      <style:text-properties officeooo:rsid="00131139"/>
    </style:style>
    <style:style style:name="T2" style:family="text">
      <style:text-properties officeooo:rsid="0014a8b8"/>
    </style:style>
    <style:style style:name="T3" style:family="text">
      <style:text-properties officeooo:rsid="00159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026-Feb-13</text:p>
      <text:p text:style-name="P5"/>
      <text:p text:style-name="P1">“The World is Grey”</text:p>
      <text:p text:style-name="P1"/>
      <text:p text:style-name="P1">If you have been following my blog lately, you must have come across the name “David Goggins” from the book “Can’t Hurt Me”. The tough guy wrote a follow up to that book giving more recent updates in his life in the new 2022 book called “Never Finished”.</text:p>
      <text:p text:style-name="P1"/>
      <text:p text:style-name="P1">Like the first book, this book continues to <text:span text:style-name="T1">give </text:span>tips, tricks, and techniques on how to become mentally strong.</text:p>
      <text:p text:style-name="P1"/>
      <text:p text:style-name="P2">First, let me be honest about this guy – his story moved me, I mean I think I was regular at the gym for about over a month – lost 4 Kg.</text:p>
      <text:p text:style-name="P2"/>
      <text:p text:style-name="P2">But I was also exploring other books and there was this book called “Light From Many Lamps” – that was teaching like antithesis of what Goggins was trying to preach.</text:p>
      <text:p text:style-name="P2"/>
      <text:p text:style-name="P2">And as I sit down to think about the two books, trying to settle myself down, I realize that it might be actually that neither book is wrong – just right in different contexts. Like the Newton’s Laws of Motion, and the Einstein’s Theory of Relativity.</text:p>
      <text:p text:style-name="P2"/>
      <text:p text:style-name="P2">“Light From Many Lamps” <text:span text:style-name="T2">by Lillian Watson </text:span>teaches on topics like Happiness <text:span text:style-name="T2">and Enjoyment</text:span>, Faith <text:span text:style-name="T2">in God</text:span>. <text:span text:style-name="T2">Courage and Fear, among others.</text:span></text:p>
      <text:p text:style-name="P2"/>
      <text:p text:style-name="P3">I feel that you need Goggins’ book in the morning – when you need motivation to get out of your warm and comfortable bed, and Lillian’s by the night – when you want the storm of thoughts about events and people to settle down, when you want to soothe your soul to sleep.</text:p>
      <text:p text:style-name="P3"/>
      <text:p text:style-name="P3">I feel you need Goggins’ book when you are leading people in professional space or academic space, and Lillian’s book when you are leading or guiding people in your relations.</text:p>
      <text:p text:style-name="P3"/>
      <text:p text:style-name="P3">I feel you need <text:span text:style-name="T3">Goggin’s book when you want to go to war with your self, and Lillian’s book when you want to make peace with your self.</text:span></text:p>
      <text:p text:style-name="P3"/>
      <text:p text:style-name="P4">Personally, I feel Goggins book has helped me a lot – no pain, no gain, but yeah, at the same time, I need Lillian’s teachings – about happiness, about contentment, about faith, about the good in the world… when I am in bed at night trying to catch slee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21:12:04.909635782</meta:creation-date>
    <dc:date>2026-02-13T21:52:53.779672971</dc:date>
    <meta:editing-duration>PT5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354" meta:character-count="1917" meta:non-whitespace-character-count="1567"/>
  </office:meta>
</office:document-meta>
</file>